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b8ff1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Liberation Mono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97. Check If Array Pairs Are Divisible by k</text:h>
      <text:p text:style-name="P4">Given an array of integers <text:span text:style-name="Source_20_Text"><text:span text:style-name="T1">arr</text:span></text:span> of even length <text:span text:style-name="Source_20_Text"><text:span text:style-name="T1">n</text:span></text:span> and an integer <text:span text:style-name="Source_20_Text"><text:span text:style-name="T1">k</text:span></text:span>.</text:p>
      <text:p text:style-name="P4">We want to divide the array into exactly <text:span text:style-name="Source_20_Text"><text:span text:style-name="T1">n / 2</text:span></text:span> pairs such that the sum of each pair is divisible by <text:span text:style-name="Source_20_Text"><text:span text:style-name="T1">k</text:span></text:span>.</text:p>
      <text:p text:style-name="P4">Return <text:span text:style-name="Source_20_Text"><text:span text:style-name="T1">true</text:span></text:span><text:span text:style-name="Emphasis"><text:span text:style-name="T2"> If you can find a way to do that or </text:span></text:span><text:span text:style-name="Source_20_Text"><text:span text:style-name="T1">false</text:span></text:span><text:span text:style-name="Emphasis"><text:span text:style-name="T2"> otherwise</text:span></text:span>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arr = [1,2,3,4,5,10,6,7,8,9], k = 5</text:p>
      <text:p text:style-name="P3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Pairs are (1,9),(2,8),(3,7),(4,6) and (5,10)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arr = [1,2,3,4,5,6], k = 7</text:p>
      <text:p text:style-name="P3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Pairs are (1,6),(2,5) and(3,4)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arr = [1,2,3,4,5,6], k = 10</text:p>
      <text:p text:style-name="P3"><text:span text:style-name="Strong_20_Emphasis"><text:span text:style-name="T2">Output:</text:span></text:span> false</text:p>
      <text:p text:style-name="P2"><text:span text:style-name="Strong_20_Emphasis"><text:span text:style-name="T2">Explanation:</text:span></text:span> You can try all possible pairs to see that there is no way to divide arr into 3 pairs each with sum divisible by 10.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5"><text:span text:style-name="Source_20_Text"><text:span text:style-name="T1">arr.length == n</text:span></text:span></text:p>
        </text:list-item>
        <text:list-item>
          <text:p text:style-name="P5"><text:span text:style-name="Source_20_Text"><text:span text:style-name="T1">1 &lt;= n &lt;= 10</text:span></text:span><text:span text:style-name="Source_20_Text"><text:span text:style-name="T3">5</text:span></text:span></text:p>
        </text:list-item>
        <text:list-item>
          <text:p text:style-name="P5"><text:span text:style-name="Source_20_Text"><text:span text:style-name="T1">n</text:span></text:span> is even.</text:p>
        </text:list-item>
        <text:list-item>
          <text:p text:style-name="P5"><text:span text:style-name="Source_20_Text"><text:span text:style-name="T1">-10</text:span></text:span><text:span text:style-name="Source_20_Text"><text:span text:style-name="T2">9</text:span></text:span><text:span text:style-name="Source_20_Text"><text:span text:style-name="T1"> &lt;= arr[i] &lt;= 10</text:span></text:span><text:span text:style-name="Source_20_Text"><text:span text:style-name="T3">9</text:span></text:span></text:p>
        </text:list-item>
        <text:list-item>
          <text:p text:style-name="P6"><text:span text:style-name="Source_20_Text"><text:span text:style-name="T1">1 &lt;= k &lt;= 10</text:span></text:span><text:span text:style-name="Source_20_Text"><text:span text:style-name="T3">5</text:span></text:span></text:p>
        </text:list-item>
      </text:list>
      <text:p text:style-name="Text_20_body"/>
      <text:h text:style-name="P1" text:outline-level="1">Check If Array Pairs Are Divisible by k</text:h>
      <text:p text:style-name="P7">/*</text:p>
      <text:p text:style-name="P7"><text:s text:c="4"/><text:span text:style-name="T4">Counting</text:span></text:p>
      <text:p text:style-name="P7"><text:s text:c="4"/>Time complexity: O(2k+k/2)=O(k)</text:p>
      <text:p text:style-name="P7"><text:s text:c="4"/>Space complexity: O(k)</text:p>
      <text:p text:style-name="P7">*/</text:p>
      <text:p text:style-name="P7">class Solution{</text:p>
      <text:p text:style-name="P7"><text:s text:c="4"/>public:</text:p>
      <text:p text:style-name="P7"><text:s text:c="8"/>int mod(int a,int b){</text:p>
      <text:p text:style-name="P7"><text:s text:c="12"/>return ((a%b)+b)%b;</text:p>
      <text:p text:style-name="P7"><text:s text:c="8"/>}</text:p>
      <text:p text:style-name="P7"/>
      <text:p text:style-name="P7"><text:s text:c="8"/>bool canArrange(std::vector&lt;int&gt;&amp; arr, int k){</text:p>
      <text:p text:style-name="P7"><text:s text:c="12"/>std::vector&lt;int&gt;freq(k,0);</text:p>
      <text:p text:style-name="P7"><text:s text:c="12"/>for(auto&amp; e: arr) freq[mod(e,k)]++;</text:p>
      <text:p text:style-name="P7"/>
      <text:p text:style-name="P7"><text:s text:c="12"/>if(freq[0]%2) return false;</text:p>
      <text:p text:style-name="P7"/>
      <text:p text:style-name="P7"><text:s text:c="12"/>int i=1,j=k-1;</text:p>
      <text:p text:style-name="P7"><text:s text:c="12"/>while(i&lt;=j&amp;&amp;freq[i]==freq[j]){</text:p>
      <text:p text:style-name="P7"><text:s text:c="16"/>i++;</text:p>
      <text:p text:style-name="P7"><text:s text:c="16"/>j--;</text:p>
      <text:p text:style-name="P7"><text:s text:c="12"/>}</text:p>
      <text:p text:style-name="P7"/>
      <text:p text:style-name="P7"><text:s text:c="12"/>return i&gt;j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58:18.818638303</meta:creation-date>
    <dc:date>2024-10-01T19:07:08.969217342</dc:date>
    <meta:editing-duration>PT8M44S</meta:editing-duration>
    <meta:editing-cycles>2</meta:editing-cycles>
    <meta:generator>LibreOffice/24.2.5.2$Linux_X86_64 LibreOffice_project/420$Build-2</meta:generator>
    <meta:print-date>2024-10-01T19:07:02.594577570</meta:print-date>
    <meta:printed-by>PDF files</meta:printed-by>
    <meta:document-statistic meta:table-count="0" meta:image-count="0" meta:object-count="0" meta:page-count="2" meta:paragraph-count="48" meta:word-count="209" meta:character-count="1322" meta:non-whitespace-character-count="986"/>
  </office:meta>
</office:document-meta>
</file>